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11.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2.6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4cm"/>
    </style:style>
    <style:style style:name="gr4" style:family="graphic" style:parent-style-name="standard">
      <style:graphic-properties draw:textarea-horizontal-align="justify" draw:textarea-vertical-align="middle" draw:auto-grow-height="false" fo:min-height="3.85cm" fo:min-width="5.1cm"/>
    </style:style>
    <style:style style:name="gr5" style:family="graphic" style:parent-style-name="standard">
      <style:graphic-properties draw:textarea-horizontal-align="justify" draw:textarea-vertical-align="middle" draw:auto-grow-height="false" fo:min-height="2.05cm" fo:min-width="7.2cm"/>
    </style:style>
    <style:style style:name="gr6" style:family="graphic" style:parent-style-name="standard">
      <style:graphic-properties draw:textarea-horizontal-align="justify" draw:textarea-vertical-align="middle" draw:auto-grow-height="false" fo:min-height="1.95cm" fo:min-width="6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7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4" draw:id="id4" draw:layer="layout" svg:width="11.9cm" svg:height="2.5cm" svg:x="8cm" svg:y="1.6cm">
          <text:p text:style-name="P1">Coarse mesh based simulations.</text:p>
          <text:p text:style-name="P1">Input for POD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3.1cm" svg:height="1cm" svg:x="12.4cm" svg:y="5.2cm">
          <text:p text:style-name="P1">POD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5cm" svg:height="1.6cm" svg:x="11.7cm" svg:y="6.9cm">
          <text:p text:style-name="P1">Modes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6cm" svg:height="4.1cm" svg:x="2.5cm" svg:y="11.3cm">
          <text:p text:style-name="P1">Measurments </text:p>
          <text:p text:style-name="P1">in specific points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7.7cm" svg:height="2.3cm" svg:x="10.1cm" svg:y="11.8cm">
          <text:p text:style-name="P1">Coefficients for </text:p>
          <text:p text:style-name="P1">least square fitting</text:p>
          <draw:enhanced-geometry svg:viewBox="0 0 21600 21600" draw:type="rectangle" draw:enhanced-path="M 0 0 L 21600 0 21600 21600 0 21600 0 0 Z N"/>
        </draw:custom-shape>
        <draw:custom-shape draw:style-name="gr6" draw:text-style-name="P1" xml:id="id3" draw:id="id3" draw:layer="layout" svg:width="7.2cm" svg:height="2.2cm" svg:x="8.1cm" svg:y="17.7cm">
          <text:p text:style-name="P1">Reconstructed flow</text:p>
          <draw:enhanced-geometry svg:viewBox="0 0 21600 21600" draw:type="rectangle" draw:enhanced-path="M 0 0 L 21600 0 21600 21600 0 21600 0 0 Z N"/>
        </draw:custom-shape>
        <draw:connector draw:style-name="gr7" draw:text-style-name="P1" xml:id="id8" draw:id="id8" draw:layer="layout" svg:x1="5.3cm" svg:y1="15.4cm" svg:x2="5.3cm" svg:y2="15.4cm" draw:start-shape="id1" draw:start-glue-point="2" draw:end-shape="id1" draw:end-glue-point="2" svg:d="M5300 15400z" svg:viewBox="0 0 1 1">
          <text:p/>
        </draw:connector>
        <draw:connector draw:style-name="gr7" draw:text-style-name="P1" draw:layer="layout" draw:type="line" svg:x1="13.95cm" svg:y1="14.1cm" svg:x2="11.7cm" svg:y2="17.7cm" draw:start-shape="id2" draw:start-glue-point="2" draw:end-shape="id3" svg:d="M13950 14100l-2250 3600" svg:viewBox="0 0 2251 3601">
          <text:p/>
        </draw:connector>
        <draw:connector draw:style-name="gr7" draw:text-style-name="P1" draw:layer="layout" draw:type="line" svg:x1="13.95cm" svg:y1="4.1cm" svg:x2="13.95cm" svg:y2="5.2cm" draw:start-shape="id4" draw:start-glue-point="2" draw:end-shape="id5" draw:end-glue-point="0" svg:d="M13950 4100v1100" svg:viewBox="0 0 1 1101">
          <text:p/>
        </draw:connector>
        <draw:connector draw:style-name="gr7" draw:text-style-name="P1" draw:layer="layout" draw:type="line" svg:x1="13.95cm" svg:y1="6.2cm" svg:x2="13.95cm" svg:y2="6.9cm" draw:start-shape="id5" draw:start-glue-point="2" draw:end-shape="id6" draw:end-glue-point="0" svg:d="M13950 6200v700" svg:viewBox="0 0 1 701">
          <text:p/>
        </draw:connector>
        <draw:connector draw:style-name="gr7" draw:text-style-name="P1" draw:layer="layout" draw:type="line" svg:x1="13.95cm" svg:y1="8.5cm" svg:x2="13.95cm" svg:y2="11.8cm" draw:start-shape="id6" draw:start-glue-point="2" draw:end-shape="id2" draw:end-glue-point="0" svg:d="M13950 8500v3300" svg:viewBox="0 0 1 3301">
          <text:p/>
        </draw:connector>
        <draw:custom-shape draw:style-name="gr8" draw:text-style-name="P1" xml:id="id7" draw:id="id7" draw:layer="layout" svg:width="7.7cm" svg:height="1.4cm" svg:x="1.9cm" svg:y="7cm">
          <text:p text:style-name="P1">Measurment points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type="line" svg:x1="5.75cm" svg:y1="8.4cm" svg:x2="5.3cm" svg:y2="11.3cm" draw:start-shape="id7" draw:start-glue-point="2" draw:end-shape="id1" draw:end-glue-point="0" svg:d="M5750 8400l-450 2900" svg:viewBox="0 0 451 2901">
          <text:p/>
        </draw:connector>
        <draw:connector draw:style-name="gr7" draw:text-style-name="P1" draw:layer="layout" draw:type="line" svg:x1="5.75cm" svg:y1="8.4cm" svg:x2="13.95cm" svg:y2="11.8cm" draw:start-shape="id7" draw:start-glue-point="2" draw:end-shape="id2" draw:end-glue-point="0" svg:d="M5750 8400l8200 3400" svg:viewBox="0 0 8201 3401">
          <text:p/>
        </draw:connector>
        <draw:connector draw:style-name="gr7" draw:text-style-name="P1" draw:layer="layout" draw:type="line" svg:x1="5.3cm" svg:y1="15.4cm" svg:x2="11.7cm" svg:y2="17.7cm" draw:start-shape="id8" draw:start-glue-point="0" draw:end-shape="id3" draw:end-glue-point="0" svg:d="M5300 15400l6400 2300" svg:viewBox="0 0 6401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pl" fo:country="PL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0:28:57.229992570</meta:creation-date>
    <dc:date>2015-06-18T10:37:42.939231964</dc:date>
    <meta:editing-duration>PT8M45S</meta:editing-duration>
    <meta:editing-cycles>1</meta:editing-cycles>
    <meta:document-statistic meta:object-count="15"/>
    <meta:generator>LibreOffice/4.3.6.2$Linux_X86_64 LibreOffice_project/430m0$Build-2</meta:generator>
  </office:meta>
</office:document-meta>
</file>